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  <table:table-cell table:number-columns-repeated="4"/>
          <table:table-cell office:value-type="string" calcext:value-type="string">
            <text:p>Kapitel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inleit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hode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tate of the Ar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ho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Implementieru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valua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az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usbl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J2:.J9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10])" office:value-type="float" office:value="33" calcext:value-type="float">
            <text:p>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 style:data-style-name="N2" text:time-value="10:58:21.0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26T10:59:19.692000000</dc:date>
    <meta:editing-duration>PT2H45M3S</meta:editing-duration>
    <meta:editing-cycles>17</meta:editing-cycles>
    <meta:generator>LibreOffice/5.1.5.2$Windows_x86 LibreOffice_project/7a864d8825610a8c07cfc3bc01dd4fce6a9447e5</meta:generator>
    <meta:document-statistic meta:table-count="1" meta:cell-count="64" meta:object-count="0"/>
  </office:meta>
</office:document-meta>
</file>